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 fo:line-height="100%"/>
    </style:style>
    <style:style style:name="P2" style:parent-style-name="Standaard" style:family="paragraph">
      <style:paragraph-properties fo:line-height="100%"/>
    </style:style>
    <style:style style:name="T3" style:parent-style-name="Standaardalinea-lettertype" style:family="text">
      <style:text-properties fo:color="#FF0000"/>
    </style:style>
    <style:style style:name="T4" style:parent-style-name="Standaardalinea-lettertype" style:family="text">
      <style:text-properties fo:color="#FF0000"/>
    </style:style>
    <style:style style:name="P5" style:parent-style-name="Standaard" style:family="paragraph">
      <style:paragraph-properties fo:line-height="100%"/>
    </style:style>
    <style:style style:name="P6" style:parent-style-name="Lijstalinea" style:list-style-name="LFO1" style:family="paragraph">
      <style:paragraph-properties fo:line-height="100%"/>
    </style:style>
    <style:style style:name="P7" style:parent-style-name="Lijstalinea" style:list-style-name="LFO1" style:family="paragraph">
      <style:paragraph-properties fo:line-height="100%"/>
    </style:style>
    <style:style style:name="P8" style:parent-style-name="Lijstalinea" style:list-style-name="LFO1" style:family="paragraph">
      <style:paragraph-properties fo:line-height="100%"/>
    </style:style>
    <style:style style:name="P9" style:parent-style-name="Lijstalinea" style:list-style-name="LFO1" style:family="paragraph">
      <style:paragraph-properties fo:line-height="100%"/>
    </style:style>
    <style:style style:name="P10" style:parent-style-name="Standaard" style:family="paragraph">
      <style:paragraph-properties fo:line-height="100%"/>
    </style:style>
    <style:style style:name="P11" style:parent-style-name="Lijstalinea" style:list-style-name="LFO2" style:family="paragraph">
      <style:paragraph-properties fo:line-height="100%"/>
    </style:style>
    <style:style style:name="P12" style:parent-style-name="Lijstalinea" style:list-style-name="LFO2" style:family="paragraph">
      <style:paragraph-properties fo:line-height="100%"/>
    </style:style>
    <style:style style:name="P13" style:parent-style-name="Lijstalinea" style:list-style-name="LFO2" style:family="paragraph">
      <style:paragraph-properties fo:line-height="100%"/>
    </style:style>
    <style:style style:name="P14" style:parent-style-name="Standaard" style:family="paragraph">
      <style:paragraph-properties fo:line-height="100%"/>
    </style:style>
    <style:style style:name="P15" style:parent-style-name="Lijstalinea" style:list-style-name="LFO3" style:family="paragraph">
      <style:paragraph-properties fo:line-height="100%"/>
    </style:style>
    <style:style style:name="P16" style:parent-style-name="Lijstalinea" style:list-style-name="LFO3" style:family="paragraph">
      <style:paragraph-properties fo:line-height="100%"/>
    </style:style>
    <style:style style:name="T17" style:parent-style-name="Standaardalinea-lettertype" style:family="text">
      <style:text-properties fo:color="#FF0000"/>
    </style:style>
    <style:style style:name="P18" style:parent-style-name="Lijstalinea" style:list-style-name="LFO3" style:family="paragraph">
      <style:paragraph-properties fo:line-height="100%"/>
    </style:style>
    <style:style style:name="T19" style:parent-style-name="Standaardalinea-lettertype" style:family="text">
      <style:text-properties fo:color="#FF0000"/>
    </style:style>
    <style:style style:name="P20" style:parent-style-name="Lijstalinea" style:list-style-name="LFO3" style:family="paragraph">
      <style:paragraph-properties fo:line-height="100%"/>
    </style:style>
    <style:style style:name="T21" style:parent-style-name="Standaardalinea-lettertype" style:family="text">
      <style:text-properties fo:color="#FF0000"/>
    </style:style>
    <style:style style:name="P22" style:parent-style-name="Standaard" style:family="paragraph">
      <style:paragraph-properties fo:line-height="100%" fo:margin-left="0.4916in">
        <style:tab-stops/>
      </style:paragraph-properties>
    </style:style>
    <style:style style:name="P23" style:parent-style-name="Lijstalinea" style:list-style-name="LFO3" style:family="paragraph">
      <style:paragraph-properties fo:line-height="100%"/>
    </style:style>
    <style:style style:name="P24" style:parent-style-name="Lijstalinea" style:list-style-name="LFO3" style:family="paragraph">
      <style:paragraph-properties fo:line-height="100%"/>
    </style:style>
    <style:style style:name="P25" style:parent-style-name="Lijstalinea" style:list-style-name="LFO3" style:family="paragraph">
      <style:paragraph-properties fo:line-height="100%"/>
    </style:style>
    <style:style style:name="P26" style:parent-style-name="Lijstalinea" style:list-style-name="LFO3" style:family="paragraph">
      <style:paragraph-properties fo:line-height="100%"/>
    </style:style>
    <style:style style:name="P27" style:parent-style-name="Standaard" style:family="paragraph">
      <style:paragraph-properties fo:line-height="100%" fo:margin-left="0.4916in">
        <style:tab-stops/>
      </style:paragraph-properties>
    </style:style>
    <style:style style:name="P28" style:parent-style-name="Lijstalinea" style:list-style-name="LFO3" style:family="paragraph">
      <style:paragraph-properties fo:line-height="100%"/>
    </style:style>
    <style:style style:name="P29" style:parent-style-name="Lijstalinea" style:list-style-name="LFO3" style:family="paragraph">
      <style:paragraph-properties fo:line-height="100%"/>
    </style:style>
    <style:style style:name="P30" style:parent-style-name="Lijstalinea" style:list-style-name="LFO3" style:family="paragraph">
      <style:paragraph-properties fo:line-height="100%"/>
    </style:style>
    <style:style style:name="P31" style:parent-style-name="Lijstalinea" style:list-style-name="LFO3" style:family="paragraph">
      <style:paragraph-properties fo:line-height="100%"/>
    </style:style>
    <style:style style:name="P32" style:parent-style-name="Lijstalinea" style:list-style-name="LFO3" style:family="paragraph">
      <style:paragraph-properties fo:line-height="100%"/>
    </style:style>
    <style:style style:name="P33" style:parent-style-name="Lijstalinea" style:list-style-name="LFO3" style:family="paragraph">
      <style:paragraph-properties fo:line-height="100%"/>
    </style:style>
    <style:style style:name="P34" style:parent-style-name="Lijstalinea" style:list-style-name="LFO3" style:family="paragraph">
      <style:paragraph-properties fo:line-height="100%"/>
    </style:style>
    <style:style style:name="P35" style:parent-style-name="Lijstalinea" style:list-style-name="LFO3" style:family="paragraph">
      <style:paragraph-properties fo:line-height="100%"/>
    </style:style>
    <style:style style:name="P36" style:parent-style-name="Standaard" style:family="paragraph">
      <style:paragraph-properties fo:line-height="100%"/>
    </style:style>
  </office:automatic-styles>
  <office:body>
    <office:text text:use-soft-page-breaks="true">
      <text:p text:style-name="P1">Criminaliteit is “gedrag dat door de overheid strafbaar is gesteld”</text:p>
      <text:p text:style-name="P2">Dit verschilt per<text:s/><text:span text:style-name="T3">plaats<text:s/></text:span>en<text:s/><text:span text:style-name="T4">tijd</text:span>; relatief</text:p>
      <text:p text:style-name="P5">Maatschappij veranderd door bijv.:</text:p>
      <text:list text:style-name="LFO1" text:continue-numbering="true">
        <text:list-item>
          <text:p text:style-name="P6">Individualisering</text:p>
        </text:list-item>
        <text:list-item>
          <text:p text:style-name="P7">Globalisering</text:p>
        </text:list-item>
        <text:list-item>
          <text:p text:style-name="P8">Digitalisering</text:p>
        </text:list-item>
        <text:list-item>
          <text:p text:style-name="P9">Informatisering</text:p>
        </text:list-item>
      </text:list>
      <text:p text:style-name="P10">Is het goed dat … verboden gedrag is?<text:line-break/>Vuurwerkverbod</text:p>
      <text:list text:style-name="LFO2" text:continue-numbering="true">
        <text:list-item>
          <text:p text:style-name="P11">Criminologie</text:p>
          <text:list text:continue-numbering="true">
            <text:list-item>
              <text:p text:style-name="P12">Logos – meerdere betekenissen – taal en kennis</text:p>
            </text:list-item>
            <text:list-item>
              <text:p text:style-name="P13">Criminologie is ‘alle kennis van criminaliteit’</text:p>
            </text:list-item>
          </text:list>
        </text:list-item>
      </text:list>
      <text:p text:style-name="P14">Vier theorieën over criminaliteit:</text:p>
      <text:list text:style-name="LFO3" text:continue-numbering="true">
        <text:list-item>
          <text:p text:style-name="P15">Gelegenheid (rationele-keuze)theorie. Hoeveelheid criminaliteit:</text:p>
          <text:list text:continue-numbering="true">
            <text:list-item>
              <text:p text:style-name="P16">Potentiële<text:s/><text:span text:style-name="T17">daders</text:span></text:p>
            </text:list-item>
            <text:list-item>
              <text:p text:style-name="P18">Geschikte<text:s/><text:span text:style-name="T19">doelwitten</text:span></text:p>
            </text:list-item>
            <text:list-item>
              <text:p text:style-name="P20">Hoeveel<text:s/><text:span text:style-name="T21">bewaking</text:span></text:p>
            </text:list-item>
          </text:list>
        </text:list-item>
      </text:list>
      <text:p text:style-name="P22">Hele rationele, kille, overweging.</text:p>
      <text:list text:style-name="LFO3" text:continue-numbering="true">
        <text:list-item>
          <text:p text:style-name="P23">Etiketteringstheorie. Hoeveelheid criminaliteit:</text:p>
          <text:list text:continue-numbering="true">
            <text:list-item>
              <text:p text:style-name="P24">Behandeling groepen</text:p>
            </text:list-item>
            <text:list-item>
              <text:p text:style-name="P25">Discriminatie</text:p>
            </text:list-item>
            <text:list-item>
              <text:p text:style-name="P26">Labelt</text:p>
            </text:list-item>
          </text:list>
        </text:list-item>
      </text:list>
      <text:p text:style-name="P27">Selffulling prophecy</text:p>
      <text:list text:style-name="LFO3" text:continue-numbering="true">
        <text:list-item>
          <text:p text:style-name="P28">Bindingstheorie. Hoeveelheid criminaliteit</text:p>
          <text:list text:continue-numbering="true">
            <text:list-item>
              <text:p text:style-name="P29">Relatie</text:p>
            </text:list-item>
            <text:list-item>
              <text:p text:style-name="P30">Spanningen in de maatschappij</text:p>
            </text:list-item>
            <text:list-item>
              <text:p text:style-name="P31">Hoeveelheid bewaking</text:p>
            </text:list-item>
          </text:list>
        </text:list-item>
        <text:list-item>
          <text:p text:style-name="P32">Structuele-devinatietheorie</text:p>
          <text:list text:continue-numbering="true">
            <text:list-item>
              <text:p text:style-name="P33">Machtigen, rijken zijn in het voordeel</text:p>
            </text:list-item>
            <text:list-item>
              <text:p text:style-name="P34">Financiele middelen, relaties, opleiding</text:p>
            </text:list-item>
            <text:list-item>
              <text:p text:style-name="P35">Zetten de wet naar hun hand.</text:p>
            </text:list-item>
          </text:list>
        </text:list-item>
      </text:list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wel Paton</meta:initial-creator>
    <dc:creator>Pawel Paton</dc:creator>
    <meta:creation-date>2020-11-20T07:47:00Z</meta:creation-date>
    <dc:date>2020-11-20T08:15:00Z</dc:date>
    <meta:template xlink:href="Normal" xlink:type="simple"/>
    <meta:editing-cycles>1</meta:editing-cycles>
    <meta:editing-duration>PT1680S</meta:editing-duration>
    <meta:document-statistic meta:page-count="1" meta:paragraph-count="1" meta:word-count="140" meta:character-count="911" meta:row-count="6" meta:non-whitespace-character-count="772"/>
  </office:meta>
</office:document-meta>
</file>